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paragraph-properties fo:text-align="center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niel Benson (djbenson)</text:p>
      <text:p text:style-name="Standard">Michael Racine (mrracine)</text:p>
      <text:p text:style-name="Standard">CS3013</text:p>
      <text:p text:style-name="P4">Project 4 README</text:p>
      <text:p text:style-name="Standard"/>
      <text:p text:style-name="Standard">Top Directory:</text:p>
      <text:list xml:id="list730249340" text:style-name="L3">
        <text:list-item>
          <text:p text:style-name="P3">Message_LKM (folder)</text:p>
        </text:list-item>
        <text:list-item>
          <text:p text:style-name="P3">Test (folder)</text:p>
        </text:list-item>
        <text:list-item>
          <text:p text:style-name="P3">README.pdf</text:p>
        </text:list-item>
      </text:list>
      <text:p text:style-name="Standard"/>
      <text:p text:style-name="Standard">Message_LKM:</text:p>
      <text:list xml:id="list1404200521" text:style-name="L1">
        <text:list-item>
          <text:p text:style-name="P1">Mailbox_LKM.c</text:p>
        </text:list-item>
        <text:list-item>
          <text:p text:style-name="P1">mailbox.h</text:p>
        </text:list-item>
        <text:list-item>
          <text:p text:style-name="P1">Makefile</text:p>
        </text:list-item>
      </text:list>
      <text:p text:style-name="Standard"/>
      <text:p text:style-name="Standard">Test:</text:p>
      <text:list xml:id="list94823138" text:style-name="L2">
        <text:list-item>
          <text:p text:style-name="P2">mailbox.c</text:p>
        </text:list-item>
        <text:list-item>
          <text:p text:style-name="P2">makefile</text:p>
        </text:list-item>
        <text:list-item>
          <text:p text:style-name="P2">testmailboxX.c (X = 1-7)</text:p>
        </text:list-item>
      </text:list>
      <text:p text:style-name="Standard"/>
      <text:p text:style-name="Standard">To begin our implementation of the Kernel Messaging System, we intercepted the 3 system calls cs3013_syscall1, cs3013_syscall2, and cs3013syscall3 to instead call the functions SendMsg, RcvMsg, and ManageMailbox, respectively. We created a mailbox struct which held key information for a mailbox, such as the PID it belongs to, the number of messages within it, its stop boolean, a reference counter (for the number of mailboxes waiting on it), its messages, a spinlock, and a waitqueue. Each message is also its own struct, which contains the string, the length of the message, and the sender of the message. Our hashtable is implemented as a struct that contains fields such as the allocate size of the table, the number of actual mailboxes within its array, the array of mailboxes, and a main spinloc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PI Student</meta:initial-creator>
    <meta:creation-date>2014-03-04T17:48:30</meta:creation-date>
    <dc:date>2014-03-04T18:07:22</dc:date>
    <dc:creator>WPI Student</dc:creator>
    <meta:editing-duration>PT18M17S</meta:editing-duration>
    <meta:editing-cycles>12</meta:editing-cycles>
    <meta:generator>LibreOffice/3.5$Linux_x86 LibreOffice_project/350m1$Build-2</meta:generator>
    <meta:document-statistic meta:table-count="0" meta:image-count="0" meta:object-count="0" meta:page-count="1" meta:paragraph-count="17" meta:word-count="168" meta:character-count="1030" meta:non-whitespace-character-count="888"/>
  </office:meta>
</office:document-meta>
</file>